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rsid="00143e77" officeooo:paragraph-rsid="001e5ac6"/>
    </style:style>
    <style:style style:name="P9" style:family="paragraph" style:parent-style-name="Table_20_Contents">
      <style:text-properties officeooo:paragraph-rsid="00143e77"/>
    </style:style>
    <style:style style:name="P10" style:family="paragraph" style:parent-style-name="Table_20_Contents">
      <style:text-properties officeooo:rsid="00143e77" officeooo:paragraph-rsid="001f3bc0"/>
    </style:style>
    <style:style style:name="P11" style:family="paragraph" style:parent-style-name="Table_20_Contents">
      <style:text-properties officeooo:rsid="00143e77" officeooo:paragraph-rsid="001e277a"/>
    </style:style>
    <style:style style:name="P12" style:family="paragraph" style:parent-style-name="Standard">
      <style:text-properties officeooo:rsid="0016d53f" officeooo:paragraph-rsid="0016d53f"/>
    </style:style>
    <style:style style:name="P13" style:family="paragraph" style:parent-style-name="Standard">
      <style:text-properties officeooo:rsid="001814f3" officeooo:paragraph-rsid="001814f3"/>
    </style:style>
    <style:style style:name="P14" style:family="paragraph" style:parent-style-name="Standard">
      <style:text-properties officeooo:rsid="001814f3" officeooo:paragraph-rsid="0019ceee"/>
    </style:style>
    <style:style style:name="P15" style:family="paragraph" style:parent-style-name="Standard">
      <style:text-properties officeooo:rsid="001814f3" officeooo:paragraph-rsid="001ba77d"/>
    </style:style>
    <style:style style:name="P16" style:family="paragraph" style:parent-style-name="Standard">
      <style:text-properties officeooo:rsid="001814f3" officeooo:paragraph-rsid="001e277a"/>
    </style:style>
    <style:style style:name="P17" style:family="paragraph" style:parent-style-name="Standard">
      <style:text-properties officeooo:rsid="001814f3" officeooo:paragraph-rsid="001e5ac6"/>
    </style:style>
    <style:style style:name="P18" style:family="paragraph" style:parent-style-name="Standard">
      <style:text-properties officeooo:rsid="001814f3" officeooo:paragraph-rsid="001f3bc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officeooo:rsid="0016d53f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3e77"/>
    </style:style>
    <style:style style:name="T8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e5ac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9ceee" style:font-weight-asian="bold" style:font-weight-complex="bold"/>
    </style:style>
    <style:style style:name="T13" style:family="text">
      <style:text-properties fo:font-weight="bold" officeooo:rsid="001ba77d" style:font-weight-asian="bold" style:font-weight-complex="bold"/>
    </style:style>
    <style:style style:name="T14" style:family="text">
      <style:text-properties fo:font-weight="bold" officeooo:rsid="001e277a" style:font-weight-asian="bold" style:font-weight-complex="bold"/>
    </style:style>
    <style:style style:name="T15" style:family="text">
      <style:text-properties fo:font-weight="bold" officeooo:rsid="001e5ac6" style:font-weight-asian="bold" style:font-weight-complex="bold"/>
    </style:style>
    <style:style style:name="T16" style:family="text">
      <style:text-properties fo:font-weight="bold" officeooo:rsid="001f3bc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 <text:span text:style-name="T3">primera reunión para asignar tareas y SCRUM Master</text:span></text:p>
      <text:p text:style-name="P2"/>
      <text:p text:style-name="P3">ASIGNACIÓN DE TAREAS</text:p>
      <text:p text:style-name="P4"><text:span text:style-name="T4">Ángel</text:span><text:span text:style-name="T5"> </text:span><text:span text:style-name="T4">Montiel</text:span> – SCRUM Master</text:p>
      <text:p text:style-name="P5"><text:span text:style-name="T6">Samuel</text:span><text:span text:style-name="T7"> </text:span><text:span text:style-name="T6">García</text:span><text:span text:style-name="T7"> </text:span><text:span text:style-name="T2">- </text:span><text:span text:style-name="T8">Diagrama de clases UML del proyecto</text:span><text:span text:style-name="T9"> </text:span></text:p>
      <text:p text:style-name="P5"><text:span text:style-name="T6">Saray</text:span><text:span text:style-name="T7"> </text:span><text:span text:style-name="T6">Reyes</text:span><text:span text:style-name="T2"> - </text:span><text:span text:style-name="T8">Diagrama Entidad Relación de la BBDD a realizar y paso a tabla del diagrama.</text:span></text:p>
      <text:p text:style-name="P5"><text:span text:style-name="T6">Raúl</text:span><text:span text:style-name="T7"> </text:span><text:span text:style-name="T6">Astorga</text:span><text:span text:style-name="T2"> – </text:span><text:span text:style-name="T8">Creación de un XML Schema para representar los datos de una de las compañias</text:span></text:p>
      <text:p text:style-name="P4"><text:span text:style-name="T4">Rafael</text:span><text:span text:style-name="T5"> </text:span><text:span text:style-name="T4">Rosado</text:span> – Boceto gráfico de la interfaz GUI web a utilizar</text:p>
      <text:p text:style-name="P4"><text:span text:style-name="T4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10">DIAGRAMA UML</text:p>
          </table:table-cell>
        </table:table-row>
        <table:table-row table:style-name="Tabla1.3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10">PASO A TABLAS BBDD</text:p>
          </table:table-cell>
        </table:table-row>
        <table:table-row table:style-name="Tabla1.4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1">XML</text:p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 table:style-name="Tabla1.5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8"><text:span text:style-name="T10">I</text:span>NTERFAZ GUI WEB</text:p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9"/>
          </table:table-cell>
        </table:table-row>
        <table:table-row table:style-name="Tabla1.6"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D2" office:value-type="string">
            <text:p text:style-name="P8">INTERFAZ GUI ANDROID</text:p>
          </table:table-cell>
        </table:table-row>
      </table:table>
      <text:p text:style-name="P1"/>
      <text:p text:style-name="P1"/>
      <text:p text:style-name="P12"><text:span text:style-name="T11">28/11/2024 </text:span>Todos han asistido a la reunión diaria. No hemos podido empezar el trabajo por falta de información</text:p>
      <text:p text:style-name="P13"><text:span text:style-name="T11">29/11/2024</text:span> <text:span text:style-name="T3">Todos han asistido a la reunión diaria. </text:span>Algunos miembros ya han empezado a hacer el trabajo y ya hay varias ramas creadas. </text:p>
      <text:p text:style-name="P14"><text:span text:style-name="T12">30</text:span><text:span text:style-name="T11">/11/2024</text:span> <text:span text:style-name="T3">Todos han asistido a la reunión diaria.</text:span></text:p>
      <text:p text:style-name="P15"><text:span text:style-name="T13">2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6"><text:span text:style-name="T14">3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7"><text:span text:style-name="T15">5</text:span><text:span text:style-name="T11">/1</text:span><text:span text:style-name="T14">2</text:span><text:span text:style-name="T11">/2024</text:span> <text:span text:style-name="T3">Todos han asistido a la reunión diaria. </text:span></text:p>
      <text:p text:style-name="P18"><text:span text:style-name="T16">6</text:span><text:span text:style-name="T11">/1</text:span><text:span text:style-name="T14">2</text:span><text:span text:style-name="T11">/2024</text:span> <text:span text:style-name="T3">Todos han asistido a la reunión diaria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2-06T17:11:03.943000000</dc:date>
    <meta:editing-duration>PT37M50S</meta:editing-duration>
    <meta:editing-cycles>10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25" meta:word-count="188" meta:character-count="1097" meta:non-whitespace-character-count="919"/>
  </office:meta>
</office:document-meta>
</file>